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automatic-styles>
    <style:style style:name="P1" style:parent-style-name="Normal" style:master-page-name="MP0" style:family="paragraph">
      <style:paragraph-properties fo:break-before="page"/>
      <style:text-properties fo:language="nl" fo:country="NL"/>
    </style:style>
    <style:style style:name="P2" style:parent-style-name="Normal" style:family="paragraph">
      <style:text-properties fo:language="nl" fo:country="NL"/>
    </style:style>
    <style:style style:name="P3" style:parent-style-name="Normal" style:family="paragraph">
      <style:text-properties fo:language="nl" fo:country="NL"/>
    </style:style>
    <style:style style:name="P4" style:parent-style-name="Normal" style:family="paragraph">
      <style:text-properties fo:language="nl" fo:country="NL"/>
    </style:style>
    <style:style style:name="P5" style:parent-style-name="Normal" style:family="paragraph">
      <style:text-properties fo:language="nl" fo:country="NL"/>
    </style:style>
    <style:style style:name="P6" style:parent-style-name="Normal" style:family="paragraph">
      <style:text-properties fo:language="nl" fo:country="NL"/>
    </style:style>
    <style:style style:name="P7" style:parent-style-name="Normal" style:family="paragraph">
      <style:text-properties fo:language="nl" fo:country="NL"/>
    </style:style>
    <style:style style:name="P8" style:parent-style-name="Normal" style:family="paragraph">
      <style:text-properties fo:language="nl" fo:country="NL"/>
    </style:style>
    <style:style style:name="P9" style:parent-style-name="Normal" style:family="paragraph">
      <style:text-properties fo:language="nl" fo:country="NL"/>
    </style:style>
    <style:style style:name="P10" style:parent-style-name="Normal" style:family="paragraph">
      <style:text-properties fo:language="nl" fo:country="NL"/>
    </style:style>
    <style:style style:name="P11" style:parent-style-name="Normal" style:family="paragraph">
      <style:text-properties fo:language="nl" fo:country="NL"/>
    </style:style>
    <style:style style:name="P12" style:parent-style-name="Normal" style:family="paragraph">
      <style:text-properties fo:language="nl" fo:country="NL"/>
    </style:style>
    <style:style style:name="P13" style:parent-style-name="Normal" style:family="paragraph">
      <style:text-properties fo:language="nl" fo:country="NL"/>
    </style:style>
    <style:style style:name="P14" style:parent-style-name="Normal" style:family="paragraph">
      <style:text-properties fo:language="nl" fo:country="NL"/>
    </style:style>
    <style:style style:name="P15" style:parent-style-name="Normal" style:family="paragraph">
      <style:text-properties fo:language="nl" fo:country="NL"/>
    </style:style>
    <style:style style:name="P16" style:parent-style-name="Normal" style:family="paragraph">
      <style:text-properties fo:language="nl" fo:country="NL"/>
    </style:style>
    <style:style style:name="P17" style:parent-style-name="Normal" style:family="paragraph">
      <style:paragraph-properties fo:break-before="page"/>
      <style:text-properties fo:language="nl" fo:country="NL"/>
    </style:style>
    <style:style style:name="P18" style:parent-style-name="Normal" style:family="paragraph">
      <style:text-properties fo:language="nl" fo:country="NL"/>
    </style:style>
    <style:style style:name="P19" style:parent-style-name="Normal" style:family="paragraph">
      <style:text-properties fo:language="nl" fo:country="NL"/>
    </style:style>
    <style:style style:name="P20" style:parent-style-name="Normal" style:family="paragraph">
      <style:text-properties fo:language="nl" fo:country="NL"/>
    </style:style>
    <style:style style:name="P21" style:parent-style-name="Normal" style:family="paragraph">
      <style:text-properties fo:language="nl" fo:country="NL"/>
    </style:style>
    <style:style style:name="P22" style:parent-style-name="Normal" style:family="paragraph">
      <style:text-properties fo:language="nl" fo:country="NL"/>
    </style:style>
    <style:style style:name="P23" style:parent-style-name="Normal" style:family="paragraph">
      <style:text-properties fo:language="nl" fo:country="NL"/>
    </style:style>
  </office:automatic-styles>
  <office:body>
    <office:text text:use-soft-page-breaks="true">
      <text:p text:style-name="P1">Geachte<text:s/>team van Random Studio, <text:s text:c="5"/>//<text:s/>heer, mevrouw,</text:p>
      <text:p text:style-name="P2"/>
      <text:p text:style-name="P3">Voor onze opleidingen Software Development en Game Artist zijn wij beiden op zoek naar een stageplaats. Wij beide volgen onze opleidingen aan Mediacollege Amsterdam. Ik (Jannes Veuger, SD) wil samen met mijn<text:s/>medestudent<text:s/>(Job de Rijk,<text:s/>GA) solliciteren voor<text:s/>een stageplaats bij Random<text:s/>Studio,<text:s/>Deze stage moet zes maanden (circa 700<text:s/>uur) duren en zou idealiter per deze maand in moeten gaan.</text:p>
      <text:p text:style-name="P4">Random<text:s/>Studio (RS)<text:s/>is op onze radar gekomen via onze docent Laura Tool, die een kennis van medewerkers van<text:s/>RS. RS spreekt ons aan vanwege de hoeveelheid en diversiteit van jullie projecten. Wij worden er<text:s/>enthousiast<text:s/>van om creatieve projecten te doorlopen<text:s/></text:p>
      <text:p text:style-name="P5"/>
      <text:p text:style-name="P6"/>
      <text:p text:style-name="P7"/>
      <text:p text:style-name="P8">RS spreekt mij aan <text:s text:c="2"/></text:p>
      <text:p text:style-name="P9">omdat het werk er wild uitziet<text:s/></text:p>
      <text:p text:style-name="P10">Een stage<text:s/></text:p>
      <text:p text:style-name="P11"/>
      <text:p text:style-name="P12">Hoeveelheid <text:s/>en diversiteit van hun projecten spreekt ons aan<text:s/></text:p>
      <text:p text:style-name="P13">Integratie<text:s/>en afwerking<text:s/>tussen technologie en ervaring<text:s/></text:p>
      <text:p text:style-name="P14"/>
      <text:p text:style-name="P15">Werken goed in teamverband, maar ook goed zelfstandig</text:p>
      <text:p text:style-name="P16"/>
      <text:p text:style-name="P17"/>
      <text:soft-page-break/>
      <text:p text:style-name="P18">heb ervaring met verschillende programma’s, zoals texturering in Substance 3D Painter, en modellering in Blender. Ik ben heel enthousiast over Hard Surface en Texturing, maar ik ben ook bekend met Soft- en Creature Design binnen de PBR pipeline. Ik sta open voor diverse opdrachten en werk zowel goed in teamverband als zelfstandig.</text:p>
      <text:p text:style-name="P19"/>
      <text:p text:style-name="P20"/>
      <text:p text:style-name="P21">In de eerste twee jaar van mijn opleiding is de aandacht vooral uitgegaan naar het werken met game engine Unity. De hele ontwikkelingscyclus, in dit geval van een game, is aan bod gekomen. Verder was er veel aandacht voor zelfstandig en in teamverband werken. Een project waar ik veel van geleerd heb is de Open Toren Dag in Amsterdam vorig jaar, waarbij ik met een groepje medestudenten gewerkt aan de VR-visualisatie van de Zuidas. </text:p>
      <text:p text:style-name="P22">Tools en talen waarmee op het Mediacollege gewerkt wordt, en waarmee ik inmiddels redelijk uit de voeten kan, zijn: C#, C, Linux, vim, npm,<text:s/>svelte,<text:s/>game engine Unity en Unreal Engine.<text:s/>Er is veel aandacht geweest voor het werken met tools als GitHub en Githubs Trello clone. Ik heb er genoeg vertrouwen in dat ik andere tools en talen makkelijk leer.</text:p>
      <text:p text:style-name="P2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annes Veuger</meta:initial-creator>
    <dc:creator>Jannes Veuger</dc:creator>
    <meta:creation-date>2026-02-10T14:28:00Z</meta:creation-date>
    <dc:date>2026-02-11T09:44:00Z</dc:date>
    <meta:template xlink:href="Normal.dotm" xlink:type="simple"/>
    <meta:editing-cycles>3</meta:editing-cycles>
    <meta:editing-duration>PT68940S</meta:editing-duration>
    <meta:document-statistic meta:page-count="2" meta:paragraph-count="4" meta:word-count="308" meta:character-count="2065" meta:row-count="14" meta:non-whitespace-character-count="1761"/>
  </office:meta>
</office:document-meta>
</file>